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office:font-face-decls>
  <office:automatic-styles>
    <style:style style:name="P1"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3"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Frame_20_contents">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text-align="end"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text-line-through-style="none" style:font-name="Times New Roman" fo:font-size="12pt" fo:font-weight="normal" style:font-size-asian="12pt" style:font-weight-asian="normal" style:font-size-complex="12pt" style:font-weight-complex="normal"/>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style:text-line-through-style="none"/>
    </style:style>
    <style:style style:name="T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text:id="ct229187784">
          <text:insertion>
            <office:change-info>
              <dc:creator>Auteur inconnu</dc:creator>
              <dc:date>2011-03-31T13:59:00</dc:date>
            </office:change-info>
          </text:insertion>
        </text:changed-region>
        <text:changed-region text:id="ct216497528">
          <text:insertion>
            <office:change-info>
              <dc:creator>Auteur inconnu</dc:creator>
              <dc:date>2011-03-31T13:59:00</dc:date>
            </office:change-info>
          </text:insertion>
        </text:changed-region>
        <text:changed-region text:id="ct233216912">
          <text:insertion>
            <office:change-info>
              <dc:creator>Auteur inconnu</dc:creator>
              <dc:date>2011-03-31T13: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0"><text:span text:style-name="T7">do text</text:span></text:p><text:p text:style-name="P10"><text:span text:style-name="T7">from document(at=header, format='odt')</text:span></text:p></office:annotation><text:span text:style-name="T1">Import depuis header.odt</text:span></text:p>
        </draw:text-box>
      </draw:frame>
      <text:p text:style-name="P4"/>
      <text:p text:style-name="P4"/>
      <text:p text:style-name="P4"/>
      <text:p text:style-name="P4"/>
      <text:p text:style-name="P4"/>
      <text:p text:style-name="P4"/>
      <text:p text:style-name="P4"/>
      <text:p text:style-name="P4"/>
      <text:p text:style-name="P8">Récépissé d'un complément à une demande de permis d'urbanisme</text:p>
      <text:p text:style-name="P7">Article 115 du CWATUPE</text:p>
      <text:p text:style-name="P5"/>
      <text:p text:style-name="P1"><office:annotation><dc:creator>Gauthier Bastien</dc:creator><dc:date>2011-01-13T14:56:41</dc:date><text:p text:style-name="P10"><text:span text:style-name="T7">do text</text:span></text:p><text:p text:style-name="P10"><text:span text:style-name="T7">from document(at=reference, format='odt')</text:span></text:p></office:annotation><text:span text:style-name="T1">Import depuis reference.odt</text:span></text:p>
      <text:p text:style-name="P5"/>
      <text:p text:style-name="P5">Je soussigné, 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E), </text:p>
      <text:p text:style-name="P5"/>
      <text:p text:style-name="P5">certifie que <text:span text:style-name="T4"><text:text-input text:description="Signalétique des demandeurs">self.getApplicantsSignaletic()</text:text-input></text:span></text:p>
      <text:p text:style-name="P5"/>
      <text:p text:style-name="P5"><office:annotation><dc:creator>Gauthier Bastien</dc:creator><dc:date>2011-02-21T10:09:27</dc:date><text:p text:style-name="P10"><text:span text:style-name="T7">do text if not len(self.getApplicants()) &gt; 1 and not len(self.getParcels()) &gt; 1</text:span></text:p></office:annotation>propriétaire de la parcelle (terrain ou bâtiment), située:</text:p>
      <text:p text:style-name="P5"><office:annotation><dc:creator>Gauthier Bastien</dc:creator><dc:date>2011-02-21T10:12:18</dc:date><text:p text:style-name="P10"><text:span text:style-name="T6">do text if not len(self.getApplicants()) &gt; 1 and len(self.getParcels()) &gt; 1</text:span></text:p></office:annotation>propriétaire des parcelles (terrain ou bâtiment), situées:</text:p>
      <text:p text:style-name="P5"><office:annotation><dc:creator>Gauthier Bastien</dc:creator><dc:date>2011-02-21T10:12:52</dc:date><text:p text:style-name="P10"><text:span text:style-name="T6">do text if len(self.getApplicants()) &gt; 1 and not len(self.getParcels()) &gt; 1</text:span></text:p></office:annotation>propriétaires de la parcelle (terrain ou bâtiment), située:</text:p>
      <text:p text:style-name="P5"><office:annotation><dc:creator>Gauthier Bastien</dc:creator><dc:date>2011-02-21T10:13:04</dc:date><text:p text:style-name="P10"><text:span text:style-name="T6">do text if len(self.getApplicants()) &gt; 1 and len(self.getParcels()) &gt; 1</text:span></text:p></office:annotation>propriétaires des parcelles (terrain ou bâtiment), situées:</text:p>
      <text:p text:style-name="P5"><office:annotation><dc:creator>Gauthier Bastien</dc:creator><dc:date>2011-02-21T10:13:40</dc:date><text:p text:style-name="P10"><text:span text:style-name="T6">do text if not len(self.getParcels()) &gt; 1</text:span></text:p></office:annotation><text:text-input text:description="Lieu des travaux">self.getWorkLocationSignaletic()</text:text-input> et inscrite au cadastre, <text:text-input text:description="Détails des parcelles">self.getPortionOutsText()</text:text-input></text:p>
      <text:p text:style-name="P5"><office:annotation><dc:creator>Gauthier Bastien</dc:creator><dc:date>2011-02-21T10:13:40</dc:date><text:p text:style-name="P10"><text:span text:style-name="T6">do text if len(self.getParcels()) &gt; 1</text:span></text:p></office:annotation><text:text-input text:description="Lieu des travaux">self.getWorkLocationSignaletic()</text:text-input> et inscrite(s) au cadastre, <text:text-input text:description="Détails des parcelles">self.getPortionOutsText()</text:text-input></text:p>
      <text:p text:style-name="P5"><office:annotation><dc:creator>Gauthier Bastien</dc:creator><dc:date>2011-02-21T10:13:40</dc:date><text:p text:style-name="P10"><text:span text:style-name="T6">do text if not len(self.getApplicants()) &gt; 1</text:span></text:p></office:annotation>a déposé <text:span text:style-name="T4">un complément de dossier</text:span> relatif à une demande de <text:span text:style-name="T5">permis d'urbanisme ayant pour objet "</text:span><text:span text:style-name="T5"><text:text-input text:description="Objet du permis">self.getLicenceSubject()</text:text-input></text:span><text:span text:style-name="T5">".</text:span></text:p>
      <text:p text:style-name="P5"><text:span text:style-name="T5"><office:annotation><dc:creator>Gauthier Bastien</dc:creator><dc:date>2011-02-21T10:14:06</dc:date><text:p text:style-name="P10"><text:span text:style-name="T6">do text if len(self.getApplicants()) &gt; 1</text:span></text:p></office:annotation></text:span><text:span text:style-name="T5">ont déposé </text:span>un complément de dossier<text:span text:style-name="T5"> relatif à une demande de permis d'urbanisme ayant pour objet "</text:span><text:span text:style-name="T5"><text:text-input text:description="Objet du permis">self.getLicenceSubject()</text:text-input></text:span><text:span text:style-name="T5">".</text:span></text:p>
      <text:p text:style-name="P9"/>
      <text:p text:style-name="P5"><text:span text:style-name="T5"><office:annotation><dc:creator>Gauthier Bastien</dc:creator><dc:date>2011-02-21T10:14:06</dc:date><text:p text:style-name="P10"><text:span text:style-name="T6">do text if not len(self.getApplicants()) &gt; 1</text:span></text:p></office:annotation></text:span><text:span text:style-name="T5">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P5"><text:span text:style-name="T5"><office:annotation><dc:creator>Gauthier Bastien</dc:creator><dc:date>2011-02-21T10:14:06</dc:date><text:p text:style-name="P10"><text:span text:style-name="T6">do text if len(self.getApplicants()) &gt; 1</text:span></text:p></office:annotation></text:span><text:span text:style-name="T5">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P5"/>
      <text:p text:style-name="P5"><text:span text:style-name="T5"><office:annotation><dc:creator>Gauthier Bastien</dc:creator><dc:date>2011-02-21T10:14:06</dc:date><text:p text:style-name="P10"><text:span text:style-name="T6">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P5"><text:span text:style-name="T5"><office:annotation><dc:creator>Gauthier Bastien</dc:creator><dc:date>2011-02-21T10:14:06</dc:date><text:p text:style-name="P10"><text:span text:style-name="T6">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P5"/>
      <text:p text:style-name="P5"/>
      <text:p text:style-name="P6"><text:text-input text:description="Délivré à xxx le xxx">urbanEventObj.getFormattedDate(forDelivery=True)</text:text-input></text:p>
      <text:p text:style-name="Standard"><text:soft-page-break/></text:p>
      <text:p text:style-name="Standard"><text:tab/><text:tab/><text:tab/><text:tab/><text:tab/><text:tab/><text:tab/><text:change-start text:change-id="ct229187784"/>self.displayValue(self.getFoldermanagers()[0].listGrades(), self.getFoldermanagers()[0].getGrade())<text:change-end text:change-id="ct229187784"/></text:p>
      <text:p text:style-name="Standard"><text:tab/><text:tab/><text:tab/><text:tab/><text:tab/><text:tab/><text:tab/><text:change-start text:change-id="ct216497528"/>self.getFoldermanagers()[0].getName2()<text:change-end text:change-id="ct216497528"/> <text:change-start text:change-id="ct233216912"/>self.getFoldermanagers()[0].getName1()<text:change-end text:change-id="ct2332169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7-27T10:37:25</meta:creation-date>
    <dc:date>2011-03-31T14:31:30</dc:date>
    <dc:language>fr-FR</dc:language>
    <meta:editing-cycles>68</meta:editing-cycles>
    <meta:editing-duration>PT08H24M00S</meta:editing-duration>
    <meta:document-statistic meta:table-count="0" meta:image-count="0" meta:object-count="0" meta:page-count="2" meta:paragraph-count="22" meta:word-count="342" meta:character-count="2623"/>
    <dc:creator>Stéphan Geulette</dc:creator>
    <meta:user-defined meta:name="Info 1"/>
    <meta:user-defined meta:name="Info 2"/>
    <meta:user-defined meta:name="Info 3"/>
    <meta:user-defined meta:name="Info 4"/>
  </office:meta>
</office:document-meta>
</file>